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See all connected users</text:p>
      <text:p text:style-name="Standard">quser</text:p>
      <text:p text:style-name="Standard">query user</text:p>
      <text:p text:style-name="Standard">query session</text:p>
      <text:p text:style-name="Standard"/>
      <text:p text:style-name="Standard">mstsc /shadow:&lt;sessionID&gt; /control and also used noConsentPrompt </text:p>
      <text:p text:style-name="Standard"/>
      <text:p text:style-name="Standard">mstsc /shadow:7 /control and also used noConsentPrompt </text:p>
      <text:p text:style-name="Standard"/>
      <text:p text:style-name="Standard">mstsc /shadow:7 /contro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10:54:08.793515794</meta:creation-date>
    <dc:date>2021-07-30T10:54:54.750678368</dc:date>
    <meta:editing-duration>PT46S</meta:editing-duration>
    <meta:editing-cycles>1</meta:editing-cycles>
    <meta:document-statistic meta:table-count="0" meta:image-count="0" meta:object-count="0" meta:page-count="1" meta:paragraph-count="7" meta:word-count="27" meta:character-count="198" meta:non-whitespace-character-count="176"/>
    <meta:generator>LibreOffice/6.4.7.2$Linux_X86_64 LibreOffice_project/40$Build-2</meta:generator>
  </office:meta>
</office:document-meta>
</file>